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B1000001D492476215.png" manifest:media-type="image/png"/>
  <manifest:file-entry manifest:full-path="Pictures/10000000000003AE000001D12CB31FE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111111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417cm" svg:height="10.077cm" svg:x="0.201cm" svg:y="0.223cm">
          <draw:image xlink:href="Pictures/10000000000003AE000001D12CB31FE7.png" xlink:type="simple" xlink:show="embed" xlink:actuate="onLoad">
            <text:p/>
          </draw:image>
        </draw:frame>
        <draw:frame draw:style-name="gr1" draw:text-style-name="P1" draw:layer="layout" svg:width="20.514cm" svg:height="10.158cm" svg:x="0.146cm" svg:y="11.842cm">
          <draw:image xlink:href="Pictures/10000000000003B1000001D492476215.png" xlink:type="simple" xlink:show="embed" xlink:actuate="onLoad">
            <text:p/>
          </draw:image>
        </draw:frame>
        <draw:custom-shape draw:style-name="gr2" draw:text-style-name="P1" draw:layer="layout" svg:width="2cm" svg:height="0.6cm" svg:x="0.7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6cm" svg:x="11.8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6cm" svg:x="0.3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0.6cm" svg:x="0.3cm" svg:y="21.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647cm" svg:y="1.9cm">
          <draw:text-box>
            <text:p>1</text:p>
          </draw:text-box>
        </draw:frame>
        <draw:frame draw:style-name="gr3" draw:layer="layout" svg:width="0.853cm" svg:height="0.962cm" svg:x="3.947cm" svg:y="21.038cm">
          <draw:text-box>
            <text:p>4</text:p>
          </draw:text-box>
        </draw:frame>
        <draw:frame draw:style-name="gr3" draw:layer="layout" svg:width="0.853cm" svg:height="0.962cm" svg:x="13.9cm" svg:y="7.738cm">
          <draw:text-box>
            <text:p>3</text:p>
          </draw:text-box>
        </draw:frame>
        <draw:frame draw:style-name="gr3" draw:layer="layout" svg:width="0.853cm" svg:height="0.962cm" svg:x="3.947cm" svg:y="9.338cm">
          <draw:text-box>
            <text:p>2</text:p>
          </draw:text-box>
        </draw:frame>
        <draw:line draw:style-name="gr4" draw:text-style-name="P1" draw:layer="layout" svg:x1="12.5cm" svg:y1="8.4cm" svg:x2="4cm" svg:y2="2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0:46:44.385000000</meta:creation-date>
    <dc:date>2015-04-13T10:50:47.597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